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50000004BF10694203EA37397.png" manifest:media-type="image/png"/>
  <manifest:file-entry manifest:full-path="Pictures/10000000000002C9000001071D8E42940FE71ABE.jpg" manifest:media-type="image/jpeg"/>
  <manifest:file-entry manifest:full-path="Pictures/1000000000000280000002801200AA7226CF4508.jpg" manifest:media-type="image/jpeg"/>
  <manifest:file-entry manifest:full-path="Pictures/1000000000000A9A0000038518B14A51B8968A5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2cm" svg:height="11.2cm" svg:x="6.8cm" svg:y="17.1cm">
          <draw:image xlink:href="Pictures/1000000000000280000002801200AA7226CF4508.jpg" xlink:type="simple" xlink:show="embed" xlink:actuate="onLoad" loext:mime-type="image/jpeg">
            <text:p/>
          </draw:image>
        </draw:frame>
        <draw:frame draw:style-name="gr1" draw:text-style-name="P1" draw:layer="layout" svg:width="18.415cm" svg:height="6.112cm" svg:x="2.585cm" svg:y="6.099cm">
          <draw:image xlink:href="Pictures/1000000000000A9A0000038518B14A51B8968A51.jpg" xlink:type="simple" xlink:show="embed" xlink:actuate="onLoad" loext:mime-type="image/jpeg">
            <text:p/>
          </draw:image>
        </draw:frame>
        <draw:frame draw:style-name="gr1" draw:text-style-name="P1" draw:layer="layout" svg:width="15.457cm" svg:height="5.7cm" svg:x="4.3cm" svg:y="12.1cm">
          <draw:image xlink:href="Pictures/10000000000002C9000001071D8E42940FE71ABE.jpg" xlink:type="simple" xlink:show="embed" xlink:actuate="onLoad" loext:mime-type="image/jpeg">
            <text:p/>
          </draw:image>
        </draw:frame>
        <draw:frame draw:style-name="gr1" draw:text-style-name="P1" draw:layer="layout" svg:width="14.515cm" svg:height="5.108cm" svg:x="4.5cm" svg:y="0.8cm">
          <draw:image xlink:href="Pictures/10000201000000D50000004BF10694203EA373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6.04cm" svg:height="7.047cm" svg:x="2.627cm" svg:y="2.397cm"/>
      <draw:page-thumbnail draw:layer="backgroundobjects" svg:width="6.04cm" svg:height="7.047cm" svg:x="2.627cm" svg:y="10.445cm"/>
      <draw:page-thumbnail draw:layer="backgroundobjects" svg:width="6.04cm" svg:height="7.047cm" svg:x="2.627cm" svg:y="18.493cm"/>
      <draw:page-thumbnail draw:layer="backgroundobjects" svg:width="6.04cm" svg:height="7.047cm" svg:x="12.922cm" svg:y="2.397cm"/>
      <draw:page-thumbnail draw:layer="backgroundobjects" svg:width="6.04cm" svg:height="7.047cm" svg:x="12.922cm" svg:y="10.445cm"/>
      <draw:page-thumbnail draw:layer="backgroundobjects" svg:width="6.04cm" svg:height="7.047cm" svg:x="12.922cm" svg:y="18.493cm"/>
    </style:handout-master>
    <style:master-page style:name="Default" style:page-layout-name="PM1" draw:style-name="Mdp1">
      <draw:frame presentation:style-name="Default-title" draw:layer="backgroundobjects" svg:width="21.599cm" svg:height="4.674cm" svg:x="1.198cm" svg:y="1.116cm" presentation:class="title" presentation:placeholder="true">
        <draw:text-box/>
      </draw:frame>
      <draw:frame presentation:style-name="Default-outline1" draw:layer="backgroundobjects" svg:width="21.599cm" svg:height="16.238cm" svg:x="1.198cm" svg:y="6.551cm" presentation:class="outline" presentation:placeholder="true">
        <draw:text-box/>
      </draw:frame>
      <draw:frame presentation:style-name="Mpr1" draw:text-style-name="MP2" draw:layer="backgroundobjects" svg:width="5.591cm" svg:height="1.929cm" svg:x="1.198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7.607cm" svg:height="1.929cm" svg:x="8.20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591cm" svg:height="1.929cm" svg:x="17.206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3T11:00:08.086254430</meta:creation-date>
    <dc:date>2019-05-03T12:48:09.897524494</dc:date>
    <meta:editing-duration>PT1H20M55S</meta:editing-duration>
    <meta:editing-cycles>3</meta:editing-cycles>
    <meta:generator>LibreOffice/6.1.5.2$Linux_X86_64 LibreOffice_project/10$Build-2</meta:generator>
    <meta:document-statistic meta:object-count="27"/>
  </office:meta>
</office:document-meta>
</file>